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10a" officeooo:paragraph-rsid="0016210a"/>
    </style:style>
    <style:style style:name="P2" style:family="paragraph" style:parent-style-name="Standard">
      <style:text-properties officeooo:rsid="00175a28" officeooo:paragraph-rsid="00175a28"/>
    </style:style>
    <style:style style:name="P3" style:family="paragraph" style:parent-style-name="Standard">
      <style:text-properties fo:font-variant="normal" fo:text-transform="none" style:font-name="sans-serif" fo:font-size="14.25pt" fo:font-style="normal" fo:font-weight="normal" officeooo:rsid="0016210a" officeooo:paragraph-rsid="0016210a" loext:padding="0in" loext:border="none"/>
    </style:style>
    <style:style style:name="P4" style:family="paragraph" style:parent-style-name="Standard">
      <style:text-properties fo:font-variant="normal" fo:text-transform="none" style:font-name="sans-serif" fo:font-size="14.25pt" fo:font-style="normal" fo:font-weight="normal" officeooo:rsid="00175a28" officeooo:paragraph-rsid="00175a28" loext:padding="0in" loext:border="none"/>
    </style:style>
    <style:style style:name="P5" style:family="paragraph" style:parent-style-name="Standard">
      <style:text-properties fo:font-variant="normal" fo:text-transform="none" style:font-name="sans-serif" fo:font-size="14.25pt" fo:font-style="normal" fo:font-weight="normal" officeooo:rsid="001a28ba" officeooo:paragraph-rsid="001a28ba" loext:padding="0in" loext:border="none"/>
    </style:style>
    <style:style style:name="P6" style:family="paragraph" style:parent-style-name="Standard">
      <style:text-properties fo:font-variant="normal" fo:text-transform="none" style:font-name="sans-serif" fo:font-size="14.25pt" fo:font-style="normal" fo:font-weight="normal" officeooo:rsid="001a6fa7" officeooo:paragraph-rsid="001a6fa7" loext:padding="0in" loext:border="none"/>
    </style:style>
    <style:style style:name="P7" style:family="paragraph" style:parent-style-name="Standard">
      <style:text-properties fo:font-variant="normal" fo:text-transform="none" style:font-name="sans-serif" fo:font-size="14.25pt" fo:font-style="normal" fo:font-weight="normal" officeooo:rsid="001af45e" officeooo:paragraph-rsid="001af45e" loext:padding="0in" loext:border="none"/>
    </style:style>
    <style:style style:name="P8" style:family="paragraph" style:parent-style-name="Standard">
      <style:text-properties fo:font-variant="normal" fo:text-transform="none" style:font-name="sans-serif" fo:font-size="14.25pt" fo:font-style="normal" fo:font-weight="normal" officeooo:rsid="001b9b41" officeooo:paragraph-rsid="001b9b41" loext:padding="0in" loext:border="none"/>
    </style:style>
    <style:style style:name="P9" style:family="paragraph" style:parent-style-name="Standard">
      <style:text-properties fo:font-variant="normal" fo:text-transform="none" style:font-name="sans-serif" fo:font-size="14.25pt" fo:font-style="normal" fo:font-weight="normal" officeooo:rsid="001c7dd2" officeooo:paragraph-rsid="001b9b41" loext:padding="0in" loext:border="none"/>
    </style:style>
    <style:style style:name="P10" style:family="paragraph" style:parent-style-name="Standard">
      <style:text-properties fo:font-variant="normal" fo:text-transform="none" style:font-name="sans-serif" fo:font-size="14.25pt" fo:font-style="normal" fo:font-weight="normal" officeooo:rsid="001c7dd2" officeooo:paragraph-rsid="001c7dd2" loext:padding="0in" loext:border="none"/>
    </style:style>
    <style:style style:name="P11" style:family="paragraph" style:parent-style-name="Standard">
      <style:text-properties fo:font-variant="normal" fo:text-transform="none" style:font-name="sans-serif" fo:font-size="14.25pt" fo:font-style="normal" fo:font-weight="normal" officeooo:rsid="001cad93" officeooo:paragraph-rsid="001cad93" loext:padding="0in" loext:border="none"/>
    </style:style>
    <style:style style:name="P12" style:family="paragraph" style:parent-style-name="Standard">
      <style:text-properties fo:font-variant="normal" fo:text-transform="none" style:font-name="sans-serif" fo:font-size="18pt" fo:font-style="normal" fo:font-weight="normal" officeooo:rsid="0029b392" officeooo:paragraph-rsid="001fa325" style:font-size-asian="15.75pt" style:font-size-complex="18pt" loext:padding="0in" loext:border="none"/>
    </style:style>
    <style:style style:name="P13" style:family="paragraph" style:parent-style-name="Standard">
      <style:text-properties fo:font-variant="normal" fo:text-transform="none" style:font-name="sans-serif" fo:font-size="18pt" fo:font-style="normal" fo:font-weight="normal" officeooo:rsid="0028bb34" officeooo:paragraph-rsid="0028bb34" style:font-size-asian="15.75pt" style:font-size-complex="18pt" loext:padding="0in" loext:border="none"/>
    </style:style>
    <style:style style:name="P14" style:family="paragraph" style:parent-style-name="Standard">
      <style:text-properties fo:font-variant="normal" fo:text-transform="none" style:font-name="sans-serif" fo:font-size="18pt" fo:font-style="normal" fo:font-weight="normal" officeooo:rsid="002a5e79" officeooo:paragraph-rsid="002a5e79" style:font-size-asian="15.75pt" style:font-size-complex="18pt" loext:padding="0in" loext:border="none"/>
    </style:style>
    <style:style style:name="P15" style:family="paragraph" style:parent-style-name="Standard">
      <style:text-properties fo:font-variant="normal" fo:text-transform="none" style:font-name="sans-serif" fo:font-size="18pt" fo:letter-spacing="normal" fo:font-style="normal" fo:font-weight="normal" officeooo:rsid="0028bb34" officeooo:paragraph-rsid="0028bb34" style:font-size-asian="15.75pt" style:font-size-complex="18pt" loext:padding="0in" loext:border="none"/>
    </style:style>
    <style:style style:name="P16" style:family="paragraph" style:parent-style-name="Standard">
      <style:text-properties fo:font-variant="normal" fo:text-transform="none" style:font-name="sans-serif" fo:font-size="18pt" fo:letter-spacing="normal" fo:font-style="normal" fo:font-weight="normal" officeooo:rsid="002a5e79" officeooo:paragraph-rsid="002a5e79" style:font-size-asian="15.75pt" style:font-size-complex="18pt" loext:padding="0in" loext:border="none"/>
    </style:style>
    <style:style style:name="P17" style:family="paragraph" style:parent-style-name="Standard">
      <style:text-properties fo:font-variant="normal" fo:text-transform="none" style:font-name="sans-serif" fo:font-size="18pt" fo:letter-spacing="normal" fo:font-style="normal" fo:font-weight="normal" officeooo:rsid="002c48d7" officeooo:paragraph-rsid="002c48d7" style:font-size-asian="15.75pt" style:font-size-complex="18pt" loext:padding="0in" loext:border="none"/>
    </style:style>
    <style:style style:name="P18" style:family="paragraph" style:parent-style-name="Standard">
      <style:text-properties fo:font-variant="normal" fo:text-transform="none" style:font-name="sans-serif" fo:font-size="18pt" fo:letter-spacing="normal" fo:font-style="normal" fo:font-weight="normal" officeooo:rsid="002c590f" officeooo:paragraph-rsid="002c590f" style:font-size-asian="15.75pt" style:font-size-complex="18pt" loext:padding="0in" loext:border="none"/>
    </style:style>
    <style:style style:name="P19" style:family="paragraph" style:parent-style-name="Standard">
      <style:text-properties fo:font-variant="normal" fo:text-transform="none" style:font-name="sans-serif" fo:font-size="18pt" fo:letter-spacing="normal" fo:font-style="normal" fo:font-weight="normal" officeooo:rsid="002dea32" officeooo:paragraph-rsid="002dea32" style:font-size-asian="15.75pt" style:font-size-complex="18pt" loext:padding="0in" loext:border="none"/>
    </style:style>
    <style:style style:name="P20" style:family="paragraph" style:parent-style-name="Standard">
      <style:text-properties fo:font-variant="normal" fo:text-transform="none" style:font-name="sans-serif" fo:font-size="18pt" fo:letter-spacing="normal" fo:font-style="normal" fo:font-weight="normal" officeooo:rsid="002e80df" officeooo:paragraph-rsid="002e80df" style:font-size-asian="15.75pt" style:font-size-complex="18pt" loext:padding="0in" loext:border="none"/>
    </style:style>
    <style:style style:name="P21" style:family="paragraph" style:parent-style-name="Standard">
      <style:text-properties fo:font-size="18pt" officeooo:rsid="0028fa61" officeooo:paragraph-rsid="001fa325" style:font-size-asian="15.75pt" style:font-size-complex="18pt"/>
    </style:style>
    <style:style style:name="P22" style:family="paragraph" style:parent-style-name="Standard">
      <style:text-properties fo:font-size="18pt" officeooo:rsid="0029b392" officeooo:paragraph-rsid="001fa325" style:font-size-asian="15.75pt" style:font-size-complex="18pt"/>
    </style:style>
    <style:style style:name="P23" style:family="paragraph" style:parent-style-name="Standard">
      <style:text-properties fo:font-size="18pt" officeooo:rsid="001e8558" officeooo:paragraph-rsid="001fa325" style:font-size-asian="15.75pt" style:font-size-complex="18pt"/>
    </style:style>
    <style:style style:name="P24" style:family="paragraph" style:parent-style-name="Standard">
      <style:text-properties fo:font-size="18pt" officeooo:rsid="0034754e" officeooo:paragraph-rsid="001fa325" style:font-size-asian="15.75pt" style:font-size-complex="18pt"/>
    </style:style>
    <style:style style:name="P25" style:family="paragraph" style:parent-style-name="Standard">
      <style:text-properties fo:font-size="18pt" officeooo:rsid="0021db75" officeooo:paragraph-rsid="0021db75" style:font-size-asian="15.75pt" style:font-size-complex="18pt"/>
    </style:style>
    <style:style style:name="P26" style:family="paragraph" style:parent-style-name="Standard">
      <style:text-properties fo:font-size="18pt" officeooo:rsid="0021db75" officeooo:paragraph-rsid="002429ff" style:font-size-asian="15.75pt" style:font-size-complex="18pt"/>
    </style:style>
    <style:style style:name="P27" style:family="paragraph" style:parent-style-name="Standard">
      <style:text-properties fo:font-size="18pt" officeooo:rsid="0023030a" officeooo:paragraph-rsid="0023030a" style:font-size-asian="15.75pt" style:font-size-complex="18pt"/>
    </style:style>
    <style:style style:name="P28" style:family="paragraph" style:parent-style-name="Standard">
      <style:text-properties fo:font-size="18pt" officeooo:rsid="002429ff" officeooo:paragraph-rsid="002429ff" style:font-size-asian="15.75pt" style:font-size-complex="18pt"/>
    </style:style>
    <style:style style:name="P29" style:family="paragraph" style:parent-style-name="Standard">
      <style:text-properties fo:font-size="18pt" officeooo:rsid="002429ff" officeooo:paragraph-rsid="00255dcd" style:font-size-asian="15.75pt" style:font-size-complex="18pt"/>
    </style:style>
    <style:style style:name="P30" style:family="paragraph" style:parent-style-name="Standard">
      <style:text-properties fo:font-size="18pt" officeooo:rsid="00255dcd" officeooo:paragraph-rsid="00255dcd" style:font-size-asian="15.75pt" style:font-size-complex="18pt"/>
    </style:style>
    <style:style style:name="P31" style:family="paragraph" style:parent-style-name="Standard">
      <style:text-properties fo:font-size="18pt" officeooo:rsid="00255dcd" officeooo:paragraph-rsid="00260acd" style:font-size-asian="15.75pt" style:font-size-complex="18pt"/>
    </style:style>
    <style:style style:name="P32" style:family="paragraph" style:parent-style-name="Standard">
      <style:text-properties fo:font-size="18pt" officeooo:rsid="00260acd" officeooo:paragraph-rsid="00260acd" style:font-size-asian="15.75pt" style:font-size-complex="18pt"/>
    </style:style>
    <style:style style:name="P33" style:family="paragraph" style:parent-style-name="Standard">
      <style:text-properties officeooo:rsid="0034754e" officeooo:paragraph-rsid="001fa325"/>
    </style:style>
    <style:style style:name="P34" style:family="paragraph" style:parent-style-name="Standard">
      <style:text-properties officeooo:rsid="0045ea46" officeooo:paragraph-rsid="0028bb34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14%" fo:orphans="2" fo:widows="2" fo:text-indent="0in" style:auto-text-indent="false"/>
      <style:text-properties fo:font-variant="normal" fo:text-transform="none" fo:letter-spacing="normal" fo:font-style="normal" fo:font-weight="normal" officeooo:paragraph-rsid="00175a28" loext:padding="0in" loext:border="none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14%" fo:orphans="2" fo:widows="2" fo:text-indent="0in" style:auto-text-indent="false"/>
      <style:text-properties fo:font-variant="normal" fo:text-transform="none" fo:letter-spacing="normal" fo:font-style="normal" fo:font-weight="normal" officeooo:paragraph-rsid="001cad93" loext:padding="0in" loext:border="none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4%" fo:orphans="2" fo:widows="2" fo:text-indent="0in" style:auto-text-indent="false"/>
      <style:text-properties fo:font-variant="normal" fo:text-transform="none" fo:letter-spacing="-0.0102in" fo:font-style="normal" fo:font-weight="normal" officeooo:rsid="00175a28" officeooo:paragraph-rsid="00175a28" loext:padding="0in" loext:border="none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14%" fo:orphans="2" fo:widows="2" fo:text-indent="0in" style:auto-text-indent="false"/>
      <style:text-properties fo:font-variant="normal" fo:text-transform="none" fo:letter-spacing="-0.0102in" fo:font-style="normal" fo:font-weight="normal" officeooo:rsid="0018c0c6" officeooo:paragraph-rsid="0018c0c6" loext:padding="0in" loext:border="none"/>
    </style:style>
    <style:style style:name="P39" style:family="paragraph" style:parent-style-name="Standard">
      <style:paragraph-properties fo:margin-left="0in" fo:margin-right="0in" fo:margin-top="0in" fo:margin-bottom="0in" loext:contextual-spacing="false" fo:line-height="114%" fo:orphans="2" fo:widows="2" fo:text-indent="0in" style:auto-text-indent="false"/>
      <style:text-properties fo:font-variant="normal" fo:text-transform="none" fo:letter-spacing="-0.0102in" fo:font-style="normal" fo:font-weight="normal" officeooo:rsid="0017869a" officeooo:paragraph-rsid="0017869a" loext:padding="0in" loext:border="none"/>
    </style:style>
    <style:style style:name="P40" style:family="paragraph" style:parent-style-name="Standard">
      <style:paragraph-properties fo:margin-left="0in" fo:margin-right="0in" fo:margin-top="0in" fo:margin-bottom="0in" loext:contextual-spacing="false" fo:line-height="114%" fo:orphans="2" fo:widows="2" fo:text-indent="0in" style:auto-text-indent="false"/>
      <style:text-properties fo:font-variant="normal" fo:text-transform="none" fo:letter-spacing="-0.0102in" fo:font-style="normal" fo:font-weight="normal" officeooo:rsid="0017869a" officeooo:paragraph-rsid="0018c0c6" loext:padding="0in" loext:border="none"/>
    </style:style>
    <style:style style:name="P41" style:family="paragraph" style:parent-style-name="Standard">
      <style:paragraph-properties fo:margin-left="0in" fo:margin-right="0in" fo:margin-top="0in" fo:margin-bottom="0in" loext:contextual-spacing="false" fo:line-height="114%" fo:orphans="2" fo:widows="2" fo:text-indent="0in" style:auto-text-indent="false"/>
      <style:text-properties fo:font-variant="normal" fo:text-transform="none" fo:letter-spacing="-0.0102in" fo:font-style="normal" fo:font-weight="normal" loext:padding="0in" loext:border="none"/>
    </style:style>
    <style:style style:name="P42" style:family="paragraph" style:parent-style-name="Standard">
      <style:paragraph-properties fo:margin-left="0in" fo:margin-right="0in" fo:margin-top="0in" fo:margin-bottom="0in" loext:contextual-spacing="false" fo:line-height="114%" fo:orphans="2" fo:widows="2" fo:text-indent="0in" style:auto-text-indent="false"/>
      <style:text-properties fo:font-variant="normal" fo:text-transform="none" style:font-name="sans-serif" fo:font-size="14.25pt" fo:letter-spacing="normal" fo:font-style="normal" fo:font-weight="normal" officeooo:rsid="001b9b41" officeooo:paragraph-rsid="001cad93" loext:padding="0in" loext:border="none"/>
    </style:style>
    <style:style style:name="P43" style:family="paragraph" style:parent-style-name="Standard">
      <style:paragraph-properties fo:margin-left="0in" fo:margin-right="0in" fo:margin-top="0in" fo:margin-bottom="0in" loext:contextual-spacing="false" fo:line-height="114%" fo:orphans="2" fo:widows="2" fo:text-indent="0in" style:auto-text-indent="false"/>
      <style:text-properties fo:font-variant="normal" fo:text-transform="none" fo:letter-spacing="-0.0209in" fo:font-style="normal" fo:font-weight="normal" loext:padding="0in" loext:border="none"/>
    </style:style>
    <style:style style:name="P44" style:family="paragraph" style:parent-style-name="Standard">
      <style:text-properties fo:font-variant="normal" fo:text-transform="none" style:font-name="sans-serif" fo:font-size="18pt" fo:letter-spacing="normal" fo:font-style="normal" fo:font-weight="normal" officeooo:rsid="002c590f" officeooo:paragraph-rsid="002c590f" style:font-size-asian="15.75pt" style:font-size-complex="18pt" loext:padding="0in" loext:border="none"/>
    </style:style>
    <style:style style:name="P45" style:family="paragraph" style:parent-style-name="Standard">
      <style:text-properties fo:font-variant="normal" fo:text-transform="none" style:font-name="sans-serif" fo:font-size="18pt" fo:letter-spacing="normal" fo:font-style="normal" fo:font-weight="normal" officeooo:rsid="002c590f" officeooo:paragraph-rsid="00323b6f" style:font-size-asian="15.75pt" style:font-size-complex="18pt" loext:padding="0in" loext:border="none"/>
    </style:style>
    <style:style style:name="P46" style:family="paragraph" style:parent-style-name="Standard">
      <style:text-properties fo:font-variant="normal" fo:text-transform="none" style:font-name="sans-serif" fo:font-size="18pt" fo:letter-spacing="normal" fo:font-style="normal" fo:font-weight="normal" officeooo:rsid="00306efd" officeooo:paragraph-rsid="00306efd" style:font-size-asian="15.75pt" style:font-size-complex="18pt" loext:padding="0in" loext:border="none"/>
    </style:style>
    <style:style style:name="P47" style:family="paragraph" style:parent-style-name="Standard">
      <style:text-properties fo:font-variant="normal" fo:text-transform="none" style:font-name="sans-serif" fo:font-size="18pt" fo:letter-spacing="normal" fo:font-style="normal" fo:font-weight="normal" officeooo:rsid="00323b6f" officeooo:paragraph-rsid="00323b6f" style:font-size-asian="15.75pt" style:font-size-complex="18pt" loext:padding="0in" loext:border="none"/>
    </style:style>
    <style:style style:name="P48" style:family="paragraph" style:parent-style-name="Standard">
      <style:text-properties fo:font-variant="normal" fo:text-transform="none" style:font-name="sans-serif" fo:font-size="18pt" fo:letter-spacing="normal" fo:font-style="normal" fo:font-weight="normal" officeooo:rsid="00323b6f" officeooo:paragraph-rsid="0035fe3f" style:font-size-asian="15.75pt" style:font-size-complex="18pt" loext:padding="0in" loext:border="none"/>
    </style:style>
    <style:style style:name="P49" style:family="paragraph" style:parent-style-name="Standard">
      <style:text-properties fo:font-variant="normal" fo:text-transform="none" style:font-name="sans-serif" fo:font-size="18pt" fo:letter-spacing="normal" fo:font-style="normal" fo:font-weight="normal" officeooo:rsid="0033ffef" officeooo:paragraph-rsid="0033ffef" style:font-size-asian="15.75pt" style:font-size-complex="18pt" loext:padding="0in" loext:border="none"/>
    </style:style>
    <style:style style:name="P50" style:family="paragraph" style:parent-style-name="Standard">
      <style:text-properties fo:font-variant="normal" fo:text-transform="none" style:font-name="sans-serif" fo:font-size="18pt" fo:letter-spacing="normal" fo:font-style="normal" fo:font-weight="normal" officeooo:rsid="0035fe3f" officeooo:paragraph-rsid="0035fe3f" style:font-size-asian="15.75pt" style:font-size-complex="18pt" loext:padding="0in" loext:border="none"/>
    </style:style>
    <style:style style:name="P51" style:family="paragraph" style:parent-style-name="Standard">
      <style:text-properties officeooo:rsid="00306efd"/>
    </style:style>
    <style:style style:name="P52" style:family="paragraph" style:parent-style-name="Standard">
      <style:text-properties officeooo:rsid="00306efd" officeooo:paragraph-rsid="00306efd"/>
    </style:style>
    <style:style style:name="P53" style:family="paragraph" style:parent-style-name="Standard">
      <style:text-properties officeooo:rsid="00306efd" officeooo:paragraph-rsid="0031e88f"/>
    </style:style>
    <style:style style:name="P54" style:family="paragraph" style:parent-style-name="Standard">
      <style:text-properties officeooo:rsid="0031e88f" officeooo:paragraph-rsid="0031e88f"/>
    </style:style>
    <style:style style:name="T1" style:family="text">
      <style:text-properties fo:font-variant="normal" fo:text-transform="none" style:font-name="sans-serif" fo:font-size="14.25pt" fo:font-style="normal" fo:font-weight="normal" loext:padding="0in" loext:border="none"/>
    </style:style>
    <style:style style:name="T2" style:family="text">
      <style:text-properties fo:font-variant="normal" fo:text-transform="none" style:font-name="sans-serif" fo:font-size="14.25pt" fo:letter-spacing="normal" fo:font-style="normal" fo:font-weight="normal" loext:padding="0in" loext:border="none"/>
    </style:style>
    <style:style style:name="T3" style:family="text">
      <style:text-properties fo:font-variant="normal" fo:text-transform="none" style:font-name="sans-serif" fo:font-size="14.25pt" fo:letter-spacing="-0.0102in" fo:font-style="normal" fo:font-weight="normal" loext:padding="0in" loext:border="none"/>
    </style:style>
    <style:style style:name="T4" style:family="text">
      <style:text-properties fo:font-variant="normal" fo:text-transform="none" loext:padding="0in" loext:border="none"/>
    </style:style>
    <style:style style:name="T5" style:family="text">
      <style:text-properties style:font-name="sans-serif" fo:font-size="10.5pt" fo:letter-spacing="-0.0102in" officeooo:rsid="00175a28"/>
    </style:style>
    <style:style style:name="T6" style:family="text">
      <style:text-properties officeooo:rsid="00175a28"/>
    </style:style>
    <style:style style:name="T7" style:family="text">
      <style:text-properties fo:letter-spacing="-0.0102in"/>
    </style:style>
    <style:style style:name="T8" style:family="text">
      <style:text-properties fo:letter-spacing="-0.0102in" officeooo:rsid="00175a28"/>
    </style:style>
    <style:style style:name="T9" style:family="text">
      <style:text-properties fo:letter-spacing="-0.0417in"/>
    </style:style>
    <style:style style:name="T10" style:family="text">
      <style:text-properties fo:letter-spacing="-0.0209in"/>
    </style:style>
    <style:style style:name="T11" style:family="text">
      <style:text-properties fo:letter-spacing="0.0311in"/>
    </style:style>
    <style:style style:name="T12" style:family="text">
      <style:text-properties fo:letter-spacing="0.0311in" officeooo:rsid="00175a28"/>
    </style:style>
    <style:style style:name="T13" style:family="text">
      <style:text-properties fo:letter-spacing="0.0311in" officeooo:rsid="001cad93"/>
    </style:style>
    <style:style style:name="T14" style:family="text">
      <style:text-properties fo:letter-spacing="-0.0311in"/>
    </style:style>
    <style:style style:name="T15" style:family="text">
      <style:text-properties officeooo:rsid="001a6fa7"/>
    </style:style>
    <style:style style:name="T16" style:family="text">
      <style:text-properties officeooo:rsid="0029b392"/>
    </style:style>
    <style:style style:name="T17" style:family="text">
      <style:text-properties officeooo:rsid="00211166"/>
    </style:style>
    <style:style style:name="T18" style:family="text">
      <style:text-properties officeooo:rsid="0021db75"/>
    </style:style>
    <style:style style:name="T19" style:family="text">
      <style:text-properties officeooo:rsid="0023030a"/>
    </style:style>
    <style:style style:name="T20" style:family="text">
      <style:text-properties officeooo:rsid="002429ff"/>
    </style:style>
    <style:style style:name="T21" style:family="text">
      <style:text-properties officeooo:rsid="00255dcd"/>
    </style:style>
    <style:style style:name="T22" style:family="text">
      <style:text-properties officeooo:rsid="002a5e79"/>
    </style:style>
    <style:style style:name="T23" style:family="text">
      <style:text-properties officeooo:rsid="002c48d7"/>
    </style:style>
    <style:style style:name="T24" style:family="text">
      <style:text-properties officeooo:rsid="002dea32"/>
    </style:style>
    <style:style style:name="T25" style:family="text">
      <style:text-properties fo:letter-spacing="0.3854in"/>
    </style:style>
    <style:style style:name="T26" style:family="text">
      <style:text-properties officeooo:rsid="0031e88f"/>
    </style:style>
    <style:style style:name="T27" style:family="text">
      <style:text-properties officeooo:rsid="00323b6f"/>
    </style:style>
    <style:style style:name="T28" style:family="text">
      <style:text-properties officeooo:rsid="0035fe3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Çoğul Ekleri ------) <text:s/>(-lar , -ler)</text:p>
      <text:p text:style-name="P1"/>
      <text:p text:style-name="P1">Eğer kelimenin içinde ki son ünlü harf ince ise -ler eki <text:s text:c="2"/></text:p>
      <text:p text:style-name="P1">Eğer kelimenin içinde ki son ünlü harf kalın ise -lar eki kullanılır </text:p>
      <text:p text:style-name="P1"><text:span text:style-name="T1">a,</text:span><text:span text:style-name="T4"> </text:span><text:span text:style-name="T1">ı,</text:span><text:span text:style-name="T4"> </text:span><text:span text:style-name="T1">o,</text:span><text:span text:style-name="T4"> </text:span><text:span text:style-name="T1">u</text:span><text:span text:style-name="T4"> <text:s text:c="5"/>------</text:span><text:span text:style-name="T1">-lar</text:span></text:p>
      <text:p text:style-name="P3">e, i, ö, ü <text:s text:c="4"/>-------ler </text:p>
      <text:p text:style-name="P3"/>
      <text:p text:style-name="P3">tabak+lar= tabaklar</text:p>
      <text:p text:style-name="P3">silgi+ler=silgiler</text:p>
      <text:p text:style-name="P3">elma+lar=elmalar</text:p>
      <text:p text:style-name="P3">bardak+lar=bardaklar</text:p>
      <text:p text:style-name="P3">kalem+ler=kalamler</text:p>
      <text:p text:style-name="P3"/>
      <text:p text:style-name="P4">İstisna:Sayı ,rakam ,miktar belirtilen isimlerde çoğul ekleri kullanılmaz </text:p>
      <text:p text:style-name="P4">3 çocuklar------) 3 çocuk</text:p>
      <text:p text:style-name="P4"/>
      <text:p text:style-name="P4">*****************************************</text:p>
      <text:p text:style-name="P4">Soru Ekleri</text:p>
      <text:p text:style-name="P4">Kelimenin içinde ki son ünlü harf </text:p>
      <text:p text:style-name="P2"><text:span text:style-name="T2">a, ı ----)mı?</text:span><text:span text:style-name="T3"> </text:span></text:p>
      <text:p text:style-name="P35"><text:span text:style-name="T9">e,</text:span><text:span text:style-name="T10"> </text:span><text:span text:style-name="T7">i</text:span><text:span text:style-name="T11"> ---</text:span><text:span text:style-name="T12">)</text:span><text:span text:style-name="T6">mi?</text:span><text:span text:style-name="T8"> </text:span></text:p>
      <text:p text:style-name="P35"><text:span text:style-name="T14">o,</text:span><text:span text:style-name="T10"> </text:span><text:span text:style-name="T9">u</text:span><text:span text:style-name="T11"> ----</text:span><text:span text:style-name="T12">)</text:span><text:span text:style-name="T6">mu?</text:span><text:span text:style-name="T8"> </text:span></text:p>
      <text:p text:style-name="P35"><text:span text:style-name="T14">ö,</text:span><text:span text:style-name="T10"> </text:span><text:span text:style-name="T9">ü</text:span><text:span text:style-name="T11"> ---</text:span><text:span text:style-name="T12">)</text:span><text:span text:style-name="T6">mü?</text:span><text:span text:style-name="T8"> <text:s text:c="9"/>Soru ekleri kullanılır</text:span></text:p>
      <text:p text:style-name="P35"><text:span text:style-name="T5">Bu</text:span><text:span text:style-name="T8"> </text:span><text:span text:style-name="T5">dolap</text:span><text:span text:style-name="T8"> </text:span><text:span text:style-name="T5">mı?</text:span><text:span text:style-name="T8"> </text:span></text:p>
      <text:p text:style-name="P37">Bu kedi mi?</text:p>
      <text:p text:style-name="P37">Bunlar manto mu?</text:p>
      <text:p text:style-name="P37">Şu süt mü?</text:p>
      <text:p text:style-name="P37">*******************************</text:p>
      <text:p text:style-name="P38">İşaret zamiri fakat mekanlar için </text:p>
      <text:p text:style-name="P39">Burası , Orası, Şurası (tekil)</text:p>
      <text:p text:style-name="P39">Burası neresi?</text:p>
      <text:p text:style-name="P39">Orası neresi?</text:p>
      <text:p text:style-name="P39">Şurası neresi?</text:p>
      <text:p text:style-name="P39"/>
      <text:p text:style-name="P39">Buralar,Oralar,Şuralar(çoğul)</text:p>
      <text:p text:style-name="P39">Buralar neresi?</text:p>
      <text:p text:style-name="P40">Oralar neresi?</text:p>
      <text:p text:style-name="P40">Şuralar neresi?</text:p>
      <text:p text:style-name="P39"/>
      <text:p text:style-name="P38">Burası İzmir mi? <text:s/>---)Evet burası İzmir veya Hayır burası İzmir değil</text:p>
      <text:p text:style-name="P39"/>
      <text:p text:style-name="P41"/>
      <text:p text:style-name="P4"><text:soft-page-break/></text:p>
      <text:p text:style-name="P5">Bulunma Durumu ( de/ da ) <text:s text:c="2"/>(te/ta)</text:p>
      <text:p text:style-name="P5"/>
      <text:p text:style-name="P5">Kural;</text:p>
      <text:p text:style-name="P5">Kelimenin içindeki son sesli harf “İnce ise (e,i,ö,ü)-----) de</text:p>
      <text:p text:style-name="P5">Kelimenin içindeki son sesli harf “Kalın ise (a,ı,o,u)-----) da <text:s/>kullanılır</text:p>
      <text:p text:style-name="P5"/>
      <text:p text:style-name="P5">İstisna</text:p>
      <text:p text:style-name="P5">Kelimenin içindeki son harf “FıSTıKÇı ŞaHaP” ise------) te/ ta kullanılır.</text:p>
      <text:p text:style-name="P5"/>
      <text:p text:style-name="P7">Nerede ? Ve Kimde?</text:p>
      <text:p text:style-name="P7"/>
      <text:p text:style-name="P5">Sınıf----)Sınıf+ta=Sınıfta</text:p>
      <text:p text:style-name="P5">Ev----) Ev+de= Evde</text:p>
      <text:p text:style-name="P5">İş---)İş+te<text:span text:style-name="T15">= İşte</text:span></text:p>
      <text:p text:style-name="P6">Okul---)Okul+da=Okulda</text:p>
      <text:p text:style-name="P6"/>
      <text:p text:style-name="P6">Park--)Park+ta=Parkta</text:p>
      <text:p text:style-name="P6"/>
      <text:p text:style-name="P7">Çocuk----)Çocuk+ta=Çocukta</text:p>
      <text:p text:style-name="P7">Çocuğum---)Çocuğum+da=Çocuğumda</text:p>
      <text:p text:style-name="P7"/>
      <text:p text:style-name="P8">Olumsuz---------(Değil)</text:p>
      <text:p text:style-name="P8"/>
      <text:p text:style-name="P8">Sınıfta değil</text:p>
      <text:p text:style-name="P8">Okulda değil</text:p>
      <text:p text:style-name="P8">Çocukta değil</text:p>
      <text:p text:style-name="P8">Kocamda değil</text:p>
      <text:p text:style-name="P8">Parkta değil</text:p>
      <text:p text:style-name="P8"/>
      <text:p text:style-name="P10">Kural;</text:p>
      <text:p text:style-name="P10">2 Sesli harf yan yana gelemez </text:p>
      <text:p text:style-name="P9"/>
      <text:p text:style-name="P10">kahvaltı=kahve+altı </text:p>
      <text:p text:style-name="P11">Cumartesi=Cuma+ertesi=Cumaertesi</text:p>
      <text:p text:style-name="P11"/>
      <text:p text:style-name="P11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>**********************************************************</text:p>
      <text:p text:style-name="P8">Sıra Sayıları (.) -----) Eğer sayının sonuna bir nokta konulmuş ise</text:p>
      <text:p text:style-name="P8">bu artık bir sıra sayısıdır</text:p>
      <text:p text:style-name="P36"><text:span text:style-name="T9">e,</text:span><text:span text:style-name="T10"> </text:span><text:span text:style-name="T7">i</text:span><text:span text:style-name="T11"> ---</text:span><text:span text:style-name="T12">)</text:span><text:span text:style-name="T13">inci,nci</text:span><text:span text:style-name="T8"> </text:span></text:p>
      <text:p text:style-name="P36"><text:span text:style-name="T14">o,</text:span><text:span text:style-name="T10"> </text:span><text:span text:style-name="T9">u</text:span><text:span text:style-name="T11"> ----</text:span><text:span text:style-name="T12">)</text:span><text:span text:style-name="T13">uncu,ncu</text:span></text:p>
      <text:p text:style-name="P42"><text:span text:style-name="T14">ö,</text:span><text:span text:style-name="T10"> </text:span><text:span text:style-name="T9">ü</text:span><text:span text:style-name="T11"> ---</text:span><text:span text:style-name="T12">)</text:span><text:span text:style-name="T13">üncü,ncü</text:span><text:span text:style-name="T8"> </text:span></text:p>
      <text:p text:style-name="P8">1---) Bir</text:p>
      <text:p text:style-name="P8">1. ---) Birinci (sıra sayısıdır) (first)</text:p>
      <text:p text:style-name="P8">ekleri şudur----) ( -inci -uncu -üncü -ncü -ncu -nci )</text:p>
      <text:p text:style-name="P8">İki (2)</text:p>
      <text:p text:style-name="P8">2. ------- iki ----) iki+nci = ikinci</text:p>
      <text:p text:style-name="P8">1.-------- bir-----)bir + inci=birinci</text:p>
      <text:p text:style-name="P8">3.------- üç -----) üç+üncü = üçüncü</text:p>
      <text:p text:style-name="P8">4.------- dört----) dört+üncü =dördüncü</text:p>
      <text:p text:style-name="P8">5.------- beş-----)beş+inci = beşinci</text:p>
      <text:p text:style-name="P8">******************************************</text:p>
      <text:p text:style-name="P8">Eğer sayının son harfi “ünlü harf” ise sondaki ünlü harf tekrar</text:p>
      <text:p text:style-name="P8">etmez bundan dolayı kullanılacak ekler ------) ( ncü ,ncu ,nci)</text:p>
      <text:p text:style-name="P8">7 ---) yedi -----) son harfi ünlü harf ise ( ncü, nci ,ncu)</text:p>
      <text:p text:style-name="P8">7.---) yedi+ nci = yedinci</text:p>
      <text:p text:style-name="P8">***************************************************</text:p>
      <text:p text:style-name="P11">11. =onbir+inci=onbirinci</text:p>
      <text:p text:style-name="P11">29.=Yirmidokuz+uncu=yirmizdokuzuncu</text:p>
      <text:p text:style-name="P5"/>
      <text:p text:style-name="P5">****************************************************</text:p>
      <text:p text:style-name="P21">Şahıs Zamiri uygulanması</text:p>
      <text:p text:style-name="P21"/>
      <text:p text:style-name="P21"/>
      <text:p text:style-name="P33">a,ı----)<text:span text:style-name="T17">ı</text:span></text:p>
      <text:p text:style-name="P33">e,i-----)i</text:p>
      <text:p text:style-name="P33">o,u----)u</text:p>
      <text:p text:style-name="P24">ö,ü----)ü</text:p>
      <text:p text:style-name="P21"/>
      <text:p text:style-name="P21">Ben , Sen , O , Biz , Siz , Onlar </text:p>
      <text:p text:style-name="P21"/>
      <text:p text:style-name="P21"><text:soft-page-break/>Doktor</text:p>
      <text:p text:style-name="P21"/>
      <text:p text:style-name="P21"/>
      <text:p text:style-name="P21">Ben --------) um ,üm, im ,ım ,m </text:p>
      <text:p text:style-name="P21">Ben doktor<text:span text:style-name="T18">+</text:span>um<text:span text:style-name="T18">=doktorum </text:span></text:p>
      <text:p text:style-name="P25">Ben polis+im=polisim</text:p>
      <text:p text:style-name="P25">Ben kadın+ım=kadınım</text:p>
      <text:p text:style-name="P25">Ben hamile+y+im=hamileyim</text:p>
      <text:p text:style-name="P25"/>
      <text:p text:style-name="P25">*****<text:span text:style-name="T20">Olumsuz ------) “değil” kullanılır</text:span></text:p>
      <text:p text:style-name="P28">Değil kelimesi çekimlenir</text:p>
      <text:p text:style-name="P28">Ben doktor değil+im=değilim</text:p>
      <text:p text:style-name="P28"/>
      <text:p text:style-name="P28">**** <text:span text:style-name="T21">Olumlu soru Cümlesi--------) mi mı mu mü kullanılır</text:span></text:p>
      <text:p text:style-name="P30">Mı mi mu mü ekleri çekimlenir</text:p>
      <text:p text:style-name="P30">Ben doktor mu+y+um=muyum?</text:p>
      <text:p text:style-name="P30"/>
      <text:p text:style-name="P30">*** Olumsuz soru cümlesi-------) </text:p>
      <text:p text:style-name="P30">“değil “ ile birlikte mi mı mu mü kullanılır</text:p>
      <text:p text:style-name="P30">*Mı mi mu mü ekleri çekimlenir ----(“değil” e göre çekimlenir)</text:p>
      <text:p text:style-name="P30">Ben doktor değil miyim?</text:p>
      <text:p text:style-name="P30"/>
      <text:p text:style-name="P28"/>
      <text:p text:style-name="P21">**********************************</text:p>
      <text:p text:style-name="P21"/>
      <text:p text:style-name="P21">Sen --------) sın ,sin sun,sün </text:p>
      <text:p text:style-name="P21">Sen doktor<text:span text:style-name="T18">+</text:span>sun<text:span text:style-name="T18">=doktorsun</text:span></text:p>
      <text:p text:style-name="P25">Sen polis+<text:span text:style-name="T19">sin=polissin </text:span></text:p>
      <text:p text:style-name="P27">Sen kadın+sın=kadınsın</text:p>
      <text:p text:style-name="P27">Sen hamile+sin=hamilesin</text:p>
      <text:p text:style-name="P27"/>
      <text:p text:style-name="P26">*****<text:span text:style-name="T20">Olumsuz ------) “değil” kullanılır</text:span></text:p>
      <text:p text:style-name="P28">Değil kelimesi çekimlenir</text:p>
      <text:p text:style-name="P28">Sen doktor değilsin</text:p>
      <text:p text:style-name="P30"/>
      <text:p text:style-name="P29"><text:soft-page-break/>**** <text:span text:style-name="T21">Olumlu soru Cümlesi--------) mi mı mu mü kullanılır</text:span></text:p>
      <text:p text:style-name="P30">Mı mi mu mü ekleri çekimlenir</text:p>
      <text:p text:style-name="P30">Sen doktor mu+sun=musun?</text:p>
      <text:p text:style-name="P30"/>
      <text:p text:style-name="P31">*** Olumsuz soru cümlesi-------) </text:p>
      <text:p text:style-name="P31">“değil “ ile birlikte mi mı mu mü kullanılır</text:p>
      <text:p text:style-name="P31">*Mı mi mu mü ekleri çekimlenir ----(“değil” e göre çekimlenir)</text:p>
      <text:p text:style-name="P32">Sen doktor değil misin?</text:p>
      <text:p text:style-name="P21">*************************************</text:p>
      <text:p text:style-name="P21">O ---------) ek yok</text:p>
      <text:p text:style-name="P21">O doktor</text:p>
      <text:p text:style-name="P27">O polis</text:p>
      <text:p text:style-name="P27">O kadın</text:p>
      <text:p text:style-name="P27">O hamile</text:p>
      <text:p text:style-name="P26">*****<text:span text:style-name="T20">Olumsuz ------) “değil” kullanılır</text:span></text:p>
      <text:p text:style-name="P28">Değil kelimesi çekimlenir</text:p>
      <text:p text:style-name="P28">O doktor değil</text:p>
      <text:p text:style-name="P28"/>
      <text:p text:style-name="P29">**** <text:span text:style-name="T21">Olumlu soru Cümlesi--------) mi mı mu mü kullanılır</text:span></text:p>
      <text:p text:style-name="P30">Mı mi mu mü ekleri çekimlenir</text:p>
      <text:p text:style-name="P30">O doktor mu ?</text:p>
      <text:p text:style-name="P30"/>
      <text:p text:style-name="P31">*** Olumsuz soru cümlesi-------) </text:p>
      <text:p text:style-name="P31">“değil “ ile birlikte mi mı mu mü kullanılır</text:p>
      <text:p text:style-name="P31">*Mı mi mu mü ekleri çekimlenir ----(“değil” e göre çekimlenir)</text:p>
      <text:p text:style-name="P32">O doktor değil mi?</text:p>
      <text:p text:style-name="P21">**************************************</text:p>
      <text:p text:style-name="P21">Biz -------) uz – üz iz ız</text:p>
      <text:p text:style-name="P21"/>
      <text:p text:style-name="P21">Biz doktor<text:span text:style-name="T19">+</text:span>uz <text:span text:style-name="T19">=doktoruz</text:span></text:p>
      <text:p text:style-name="P27">Biz polis+iz=polisiz</text:p>
      <text:p text:style-name="P27">Biz kadın+ız=kadınız</text:p>
      <text:p text:style-name="P27">Biz hamile+y+iz=hamileyiz</text:p>
      <text:p text:style-name="P27"/>
      <text:p text:style-name="P26">*****<text:span text:style-name="T20">Olumsuz ------) “değil” kullanılır</text:span></text:p>
      <text:p text:style-name="P28"><text:soft-page-break/>Değil kelimesi çekimlenir</text:p>
      <text:p text:style-name="P28">Biz doktor değil+iz=değiliz</text:p>
      <text:p text:style-name="P28"/>
      <text:p text:style-name="P29">**** <text:span text:style-name="T21">Olumlu soru Cümlesi--------) mi mı mu mü kullanılır</text:span></text:p>
      <text:p text:style-name="P30">Mı mi mu mü ekleri çekimlenir</text:p>
      <text:p text:style-name="P30">Biz doktor mu +y+uz=muyuz?</text:p>
      <text:p text:style-name="P30"/>
      <text:p text:style-name="P31">*** Olumsuz soru cümlesi-------) </text:p>
      <text:p text:style-name="P31">“değil “ ile birlikte mi mı mu mü kullanılır</text:p>
      <text:p text:style-name="P31">*Mı mi mu mü ekleri çekimlenir ----(“değil” e göre çekimlenir)</text:p>
      <text:p text:style-name="P32">Biz doktor değil miyiz?</text:p>
      <text:p text:style-name="P28"/>
      <text:p text:style-name="P28"/>
      <text:p text:style-name="P27"/>
      <text:p text:style-name="P21">*************************************</text:p>
      <text:p text:style-name="P21">Siz -------) <text:span text:style-name="T16">siniz sınız sunuz ,sünüz </text:span></text:p>
      <text:p text:style-name="P21"/>
      <text:p text:style-name="P22">Siz doktor<text:span text:style-name="T19">+</text:span>sunuz<text:span text:style-name="T19">=doktorsunuz</text:span></text:p>
      <text:p text:style-name="P27">Siz polis+siniz=polissiniz</text:p>
      <text:p text:style-name="P27">Siz kadın+sınız=kadınsınız</text:p>
      <text:p text:style-name="P27">Siz hamile+siniz=hamilesiniz</text:p>
      <text:p text:style-name="P27"/>
      <text:p text:style-name="P26">*****<text:span text:style-name="T20">Olumsuz ------) “değil” kullanılır</text:span></text:p>
      <text:p text:style-name="P28">Değil kelimesi çekimlenir</text:p>
      <text:p text:style-name="P28">Siz doktor değil+siniz=değilsiniz</text:p>
      <text:p text:style-name="P28"/>
      <text:p text:style-name="P29">**** <text:span text:style-name="T21">Olumlu soru Cümlesi--------) mi mı mu mü kullanılır</text:span></text:p>
      <text:p text:style-name="P30">Mı mi mu mü ekleri çekimlenir</text:p>
      <text:p text:style-name="P30">Siz doktor mu+sunuz=musunuz?</text:p>
      <text:p text:style-name="P30"/>
      <text:p text:style-name="P31">*** Olumsuz soru cümlesi-------) </text:p>
      <text:p text:style-name="P31">“değil “ ile birlikte mi mı mu mü kullanılır</text:p>
      <text:p text:style-name="P31">*Mı mi mu mü ekleri çekimlenir ----(“değil” e göre çekimlenir)</text:p>
      <text:p text:style-name="P32">Siz doktor değil misiniz?</text:p>
      <text:p text:style-name="P23">*************************************</text:p>
      <text:p text:style-name="P22"><text:soft-page-break/>Onlar ------) yok ek yok</text:p>
      <text:p text:style-name="P22"/>
      <text:p text:style-name="P22">Onlar doktor </text:p>
      <text:p text:style-name="P27">Onlar polis</text:p>
      <text:p text:style-name="P27">Onlar kadın</text:p>
      <text:p text:style-name="P27">Onlar hamile</text:p>
      <text:p text:style-name="P27"/>
      <text:p text:style-name="P27">Onlar doktor+lar=<text:span text:style-name="T20">doktorlar</text:span></text:p>
      <text:p text:style-name="P27"/>
      <text:p text:style-name="P26">*****<text:span text:style-name="T20">Olumsuz ------) “değil” kullanılır</text:span></text:p>
      <text:p text:style-name="P28">Değil kelimesi çekimlenir</text:p>
      <text:p text:style-name="P28">Onlar doktor değil </text:p>
      <text:p text:style-name="P28"/>
      <text:p text:style-name="P29">**** <text:span text:style-name="T21">Olumlu soru Cümlesi--------) mi mı mu mü kullanılır</text:span></text:p>
      <text:p text:style-name="P30">Mı mi mu mü ekleri çekimlenir</text:p>
      <text:p text:style-name="P30">Onlar doktor mu?</text:p>
      <text:p text:style-name="P30"/>
      <text:p text:style-name="P31">*** Olumsuz soru cümlesi-------) </text:p>
      <text:p text:style-name="P31">“değil “ ile birlikte mi mı mu mü kullanılır</text:p>
      <text:p text:style-name="P31">*Mı mi mu mü ekleri çekimlenir ----(“değil” e göre çekimlenir)</text:p>
      <text:p text:style-name="P32">Onlar doktor değil mi?</text:p>
      <text:p text:style-name="P22"/>
      <text:p text:style-name="P22"/>
      <text:p text:style-name="P22"/>
      <text:p text:style-name="P22"/>
      <text:p text:style-name="P12">**************************************************</text:p>
      <text:p text:style-name="P13">Şimdiki Zaman ( -yor)</text:p>
      <text:p text:style-name="P13"/>
      <text:p text:style-name="P34">Kural:</text:p>
      <text:p text:style-name="P34">Bir kelimenin son harfi sessiz harf ise ---) "-yor" <text:s/>eki direk gelmez </text:p>
      <text:p text:style-name="P34">Kelimenin içindeki son sesli harf ;</text:p>
      <text:p text:style-name="P34">a,ı-) -ıyor</text:p>
      <text:p text:style-name="P34">e,i-)-iyor</text:p>
      <text:p text:style-name="P34">o,u-)-uyor</text:p>
      <text:p text:style-name="P13">ö,ü-)-üyor</text:p>
      <text:p text:style-name="P13"/>
      <text:p text:style-name="P13"/>
      <text:p text:style-name="P13"><text:soft-page-break/></text:p>
      <text:p text:style-name="P13">fiil: Koş -----) ( -uyor)</text:p>
      <text:p text:style-name="P13">Ben koş+uyor+um</text:p>
      <text:p text:style-name="P13">Sen koş+uyor+sun</text:p>
      <text:p text:style-name="P13">O koş+uyor</text:p>
      <text:p text:style-name="P13">Biz koş+uyor+uz</text:p>
      <text:p text:style-name="P13">Siz koş+uyor+sunuz</text:p>
      <text:p text:style-name="P13">Onlar koş+uyorlar</text:p>
      <text:p text:style-name="P13"/>
      <text:p text:style-name="P13">*********************</text:p>
      <text:p text:style-name="P14">Son harf sesli ise ve </text:p>
      <text:p text:style-name="P15">Fiilin sonunda “-ı, -i, -u, -ü” <text:span text:style-name="T22">harfleri varsa sadace “yor” eki kullanılır</text:span></text:p>
      <text:p text:style-name="P15"/>
      <text:p text:style-name="P16">Fiil: Uyu ---( yor)</text:p>
      <text:p text:style-name="P16">Ben uyu+yor+um</text:p>
      <text:p text:style-name="P16">Sen uyu+yor+sun</text:p>
      <text:p text:style-name="P16">O uyu+yor</text:p>
      <text:p text:style-name="P16">Biz uyu+yor+uz</text:p>
      <text:p text:style-name="P16">Siz uyu+yor+sunuz</text:p>
      <text:p text:style-name="P16">Onlar uyu+yor+lar</text:p>
      <text:p text:style-name="P16"/>
      <text:p text:style-name="P16"/>
      <text:p text:style-name="P16">İstisna</text:p>
      <text:p text:style-name="P16">Fiilin sonunda ki sesli harfle -a ve -e ise </text:p>
      <text:p text:style-name="P16">a---) ı,u dönüşür</text:p>
      <text:p text:style-name="P16">e----) ..i ,ü dönüşür</text:p>
      <text:p text:style-name="P16"/>
      <text:p text:style-name="P16">Fiil: Ara <text:span text:style-name="T23">(a ----- ı harfine dönüşür)</text:span></text:p>
      <text:p text:style-name="P17">Ben arı+yor+um</text:p>
      <text:p text:style-name="P17">Sen arı+yor+sun</text:p>
      <text:p text:style-name="P17">O arı+yor</text:p>
      <text:p text:style-name="P17">Biz+arı+yor+uz</text:p>
      <text:p text:style-name="P17">Siz+arı+yor+sunuz</text:p>
      <text:p text:style-name="P17"><text:soft-page-break/>Onlar +arı+yor+lar</text:p>
      <text:p text:style-name="P17"/>
      <text:p text:style-name="P17">**********************</text:p>
      <text:p text:style-name="P18">Olumsuzluk ekleri( -ma -me )ü</text:p>
      <text:p text:style-name="P18">a,ı,u,o ---) ma </text:p>
      <text:p text:style-name="P18">e,i,ü,ö----) me </text:p>
      <text:p text:style-name="P18">yap+ma</text:p>
      <text:p text:style-name="P18">koş+ma </text:p>
      <text:p text:style-name="P18">bekle+me</text:p>
      <text:p text:style-name="P18">git+me</text:p>
      <text:p text:style-name="P18">gör+me</text:p>
      <text:p text:style-name="P18">***************************</text:p>
      <text:p text:style-name="P18">(me ma)----(mi ,mı ,mu ,mü)</text:p>
      <text:p text:style-name="P18">son sesli harf <text:s text:c="2"/>(fiilin içindeki ama sadece ek gelirken )</text:p>
      <text:p text:style-name="P18">a,ı---)mı</text:p>
      <text:p text:style-name="P18">e,i--)mi </text:p>
      <text:p text:style-name="P18">o,u--)mu</text:p>
      <text:p text:style-name="P18">ö,ü---)mü</text:p>
      <text:p text:style-name="P18">*************</text:p>
      <text:p text:style-name="P18">bekle+me <text:span text:style-name="T24">=bekleme </text:span></text:p>
      <text:p text:style-name="P18">Ben bekle+mi+yor+um</text:p>
      <text:p text:style-name="P19">sen bekle+mi+yor+sun</text:p>
      <text:p text:style-name="P19">o bekle+mi+yor</text:p>
      <text:p text:style-name="P19">Biz bekle+mi+yor+uz</text:p>
      <text:p text:style-name="P19">Siz bekle+mi+yor+sunuz</text:p>
      <text:p text:style-name="P19">Onlar bekle+mi+yor+lar</text:p>
      <text:p text:style-name="P19">***********************</text:p>
      <text:p text:style-name="P19">Fiil: Uyu (yor) <text:s/>(((me ,ma) (ma ----mu oldu)(çünkü uyu son harf ---u )</text:p>
      <text:p text:style-name="P19"/>
      <text:p text:style-name="P19">Ben uyu+mu+yor+um </text:p>
      <text:p text:style-name="P19">Sen uyu+mu+yor+sun</text:p>
      <text:p text:style-name="P19">O uyu+mu+yor</text:p>
      <text:p text:style-name="P19"><text:soft-page-break/>Biz uyu+mu+yor+uz</text:p>
      <text:p text:style-name="P19">Siz uyu +mu+yor+sunuz</text:p>
      <text:p text:style-name="P19">Onlar uyu+mu+yor+lar</text:p>
      <text:p text:style-name="P19"/>
      <text:p text:style-name="P18">**************************</text:p>
      <text:p text:style-name="P19">Uyu+yor <text:s text:c="25"/></text:p>
      <text:p text:style-name="P19">uyu+mu+yor</text:p>
      <text:p text:style-name="P19">uyu+yor+mu ?</text:p>
      <text:p text:style-name="P19">**********************</text:p>
      <text:p text:style-name="P19">Ben uyu+yor+mu +y+um ?</text:p>
      <text:p text:style-name="P19">Sen uyu+yor+mu+sun?</text:p>
      <text:p text:style-name="P19">O uyu+yor+mu ?</text:p>
      <text:p text:style-name="P19">Biz uyu+yor+mu+y+uz?</text:p>
      <text:p text:style-name="P20">Siz uyu +yor+mu+sunuz?</text:p>
      <text:p text:style-name="P20">Onlar uyu+yor+mu ?</text:p>
      <text:p text:style-name="P18"/>
      <text:p text:style-name="P18">****************************************</text:p>
      <text:p text:style-name="P46">Yönelme Durumu <text:span text:style-name="T26">(Nereye?)</text:span></text:p>
      <text:p text:style-name="P46">a, ı, o,<text:span text:style-name="T7"> </text:span>u -(y)a </text:p>
      <text:p text:style-name="Standard">e, i, ö,<text:span text:style-name="T7"> </text:span>ü<text:span text:style-name="T25"> -(y)e</text:span></text:p>
      <text:p text:style-name="P51"><text:span text:style-name="T25"/></text:p>
      <text:p text:style-name="P52">Yönelme durumu : Bir şeye yaklaşmak </text:p>
      <text:p text:style-name="P52">**********************</text:p>
      <text:p text:style-name="P54">Kural : 2 ünlü harf asla yan yana gelmez</text:p>
      <text:p text:style-name="P54">Kaynaştırma Harf<text:span text:style-name="T27">leri </text:span>: Y <text:s/>,<text:span text:style-name="T27">Ş,S,N ( yaşasın)</text:span></text:p>
      <text:p text:style-name="P54"/>
      <text:p text:style-name="P53"/>
      <text:p text:style-name="P54">Çarşı: Ben çarşı+y+a gidiyorum </text:p>
      <text:p text:style-name="P54">Araba : Ben araba+y+a doğru yürüyorum</text:p>
      <text:p text:style-name="P54">Bahçe : Ben bahçe+y+e gidiyorum </text:p>
      <text:p text:style-name="P18">**************</text:p>
      <text:p text:style-name="Standard">Te<text:span text:style-name="T26">lefon: Ben telefona uzandım </text:span></text:p>
      <text:p text:style-name="P18">*************************</text:p>
      <text:p text:style-name="P47">Ünsüz Yumuşaması :</text:p>
      <text:p text:style-name="P47">2 ünlü harf arasına gelen “p,ç,t,k “ -----) “b,c,d,g/ğ” ye dönüşür</text:p>
      <text:p text:style-name="P45"/>
      <text:p text:style-name="P47">Ağaç----) Ben ağaca tırmandım </text:p>
      <text:p text:style-name="P47"><text:soft-page-break/>Kitap-----) Rim kitaba bakıyor </text:p>
      <text:p text:style-name="P47"/>
      <text:p text:style-name="P47">******Kural</text:p>
      <text:p text:style-name="P47">Ben +e = Bana</text:p>
      <text:p text:style-name="P47">Sen +e = Sana</text:p>
      <text:p text:style-name="P47">O+a= Ona </text:p>
      <text:p text:style-name="P47">****************************************</text:p>
      <text:p text:style-name="P49">Uzaklaşma Durumu </text:p>
      <text:p text:style-name="P49">Bir şeyden uzaklaşırken kullanılır</text:p>
      <text:p text:style-name="P49"/>
      <text:p text:style-name="P49">Kelimenin içindeki son sesli harf </text:p>
      <text:p text:style-name="P49">a,ı,u,o ---) dan </text:p>
      <text:p text:style-name="P49">e,i,ü,ö----) den getirilir</text:p>
      <text:p text:style-name="P49"/>
      <text:p text:style-name="P49">*******<text:span text:style-name="T28">Ünsüz sertleşmesi</text:span></text:p>
      <text:p text:style-name="P48">2 ünlü harf arasına gelen “b,c,d,g/ğ” <text:s/>-----) “<text:span text:style-name="T28">p,ç,t,k”</text:span> ye dönüşür.</text:p>
      <text:p text:style-name="P48"/>
      <text:p text:style-name="P50">Okul: Ben çocuğumu okuldan aldım</text:p>
      <text:p text:style-name="P50">Araba: Eşim arabadan indi</text:p>
      <text:p text:style-name="P50">Suriye: Sen Suriye’den Türkiye’e taşındın.</text:p>
      <text:p text:style-name="P50">Suriye: Ben Suriye’den Türkiye’e taşındım.</text:p>
      <text:p text:style-name="P50">*************************************************</text:p>
      <text:p text:style-name="P50"/>
      <text:p text:style-name="P48"/>
      <text:p text:style-name="P49"/>
      <text:p text:style-name="P18"/>
      <text:p text:style-name="P18"/>
      <text:p text:style-name="P18"/>
      <text:p text:style-name="P18"/>
      <text:p text:style-name="P18"/>
      <text:p text:style-name="P16"/>
      <text:p text:style-name="P16"/>
      <text:p text:style-name="P4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1T11:35:51.641605439</meta:creation-date>
    <dc:date>2022-05-23T16:56:42.771957695</dc:date>
    <meta:editing-duration>PT3H56M55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11" meta:paragraph-count="300" meta:word-count="1202" meta:character-count="8151" meta:non-whitespace-character-count="7233"/>
  </office:meta>
</office:document-meta>
</file>